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text-properties officeooo:rsid="00300ed6" officeooo:paragraph-rsid="00300ed6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949c" style:font-weight-asian="bold" style:font-weight-complex="bold"/>
    </style:style>
    <style:style style:name="T3" style:family="text">
      <style:text-properties officeooo:rsid="001a8b1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d949c" style:font-weight-asian="normal" style:font-weight-complex="normal"/>
    </style:style>
    <style:style style:name="T6" style:family="text">
      <style:text-properties fo:font-weight="normal" officeooo:rsid="002ee1c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base Technology Selection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<text:span text:style-name="T5">1</text:span><text:span text:style-name="T6">4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3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7" loext:marker-style-name="T1"><text:span text:style-name="T1">Decision</text:span></text:p>
          </table:table-cell>
        </table:table-row>
        <table:table-row table:style-name="Table2.2">
          <table:table-cell table:style-name="Table2.A1" office:value-type="string">
            <text:p text:style-name="Text_20_body">To determine the most suitable database technology for AML's system, capable of securely storing sensitive user information and public media data, while ensuring scalability and maintainability.</text:p>
          </table:table-cell>
          <table:table-cell table:style-name="Table2.A1" office:value-type="string">
            <text:p text:style-name="P4">Selected Option: SQLite</text:p>
            <text:p text:style-name="P4"><text:s text:c="4"/>Chosen for its simplicity, low maintenance requirements, and ability to scale securely through database sharding.</text:p>
            <text:p text:style-name="P4"><text:s text:c="4"/>Aligned well with the team's expertise and the project’s immediate needs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4">Begin database integration using SQLite.</text:span></text:p>
      <text:p text:style-name="P3">Regularly test scalability and data security to ensure compliance with AML's goals.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5">21/10/2024</text:p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50</meta:editing-cycles>
    <meta:creation-date>2024-09-26T17:23:00</meta:creation-date>
    <dc:date>2024-12-17T10:45:46.996006936</dc:date>
    <meta:editing-duration>PT19M24S</meta:editing-duration>
    <meta:generator>LibreOffice/24.2.7.2$Linux_X86_64 LibreOffice_project/420$Build-2</meta:generator>
    <meta:document-statistic meta:table-count="3" meta:image-count="0" meta:object-count="0" meta:page-count="1" meta:paragraph-count="17" meta:word-count="97" meta:character-count="704" meta:non-whitespace-character-count="615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